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17.581cm" table:align="left"/>
    </style:style>
    <style:style style:name="Table1.A" style:family="table-column">
      <style:table-column-properties style:column-width="1.81cm"/>
    </style:style>
    <style:style style:name="Table1.B" style:family="table-column">
      <style:table-column-properties style:column-width="15.77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835e7" officeooo:paragraph-rsid="001835e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835e7" officeooo:paragraph-rsid="00361f0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b3f4c" officeooo:paragraph-rsid="001b3f4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c12ad" officeooo:paragraph-rsid="001c12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d917e" officeooo:paragraph-rsid="001d917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d917e" officeooo:paragraph-rsid="00361f0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20027d" officeooo:paragraph-rsid="0020027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2e0b17" officeooo:paragraph-rsid="002e0b1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317341" officeooo:paragraph-rsid="0031734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language="pt" fo:country="PT" fo:font-weight="bold" officeooo:rsid="001b3f4c" officeooo:paragraph-rsid="001b3f4c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24pt" fo:language="pt" fo:country="PT" fo:font-weight="bold" officeooo:rsid="001835e7" officeooo:paragraph-rsid="001835e7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24pt" fo:language="pt" fo:country="PT" fo:font-weight="bold" officeooo:rsid="00361f08" officeooo:paragraph-rsid="00361f08" style:font-size-asian="24pt" style:font-weight-asian="bold" style:font-size-complex="24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b3f4c" officeooo:paragraph-rsid="001b3f4c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c12ad" officeooo:paragraph-rsid="001c12ad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d917e" officeooo:paragraph-rsid="001d917e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20027d" officeooo:paragraph-rsid="0020027d" style:font-size-asian="10.5pt" style:font-size-complex="12pt"/>
    </style:style>
    <style:style style:name="T1" style:family="text">
      <style:text-properties officeooo:rsid="001948b3"/>
    </style:style>
    <style:style style:name="T2" style:family="text">
      <style:text-properties officeooo:rsid="001b3f4c"/>
    </style:style>
    <style:style style:name="T3" style:family="text">
      <style:text-properties officeooo:rsid="001d917e"/>
    </style:style>
    <style:style style:name="T4" style:family="text">
      <style:text-properties officeooo:rsid="001eaa3f"/>
    </style:style>
    <style:style style:name="T5" style:family="text">
      <style:text-properties officeooo:rsid="00236488"/>
    </style:style>
    <style:style style:name="T6" style:family="text">
      <style:text-properties officeooo:rsid="0023c68b"/>
    </style:style>
    <style:style style:name="T7" style:family="text">
      <style:text-properties officeooo:rsid="002523bb"/>
    </style:style>
    <style:style style:name="T8" style:family="text">
      <style:text-properties officeooo:rsid="00329f83"/>
    </style:style>
    <style:style style:name="T9" style:family="text">
      <style:text-properties officeooo:rsid="00361f08"/>
    </style:style>
    <style:style style:name="T10" style:family="text">
      <style:text-properties officeooo:rsid="00375772"/>
    </style:style>
    <style:style style:name="T11" style:family="text">
      <style:text-properties officeooo:rsid="003add32"/>
    </style:style>
    <style:style style:name="T12" style:family="text">
      <style:text-properties officeooo:rsid="003ca1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assos para desenvolvimento da maquina da <text:span text:style-name="T11">batata-doce com soja verde</text:span></text:p>
      <text:p text:style-name="P12"/>
      <text:p text:style-name="P9">0º <text:span text:style-name="T9">(3-5 meses)<text:tab/></text:span>Fazer a simulação com área e profundidade para a batata doce. <text:span text:style-name="T8">Testar as variedades de soja, semente e com podagem, com terra sem fertilizante de fosforo e potássio, estudar bem as quantidades e ph. Estudar viabilidade de rocha moída de fosfato (fosforo), potássio e cálcio. Fazer desenhos da estrutura, do drone e movimentos e esquemas electrónicos.</text:span></text:p>
      <text:p text:style-name="P1"/>
      <text:p text:style-name="P1"><text:span text:style-name="T2">1º<text:tab/></text:span>Para desenvolver a primeira unidade, protótipo, não é preciso a fabrica já <text:span text:style-name="T10">construída.</text:span> Basta <text:s/>adquirir pavilhão de área com pelo menos 6000mm de largura por 16000mm de comprimento.</text:p>
      <text:p text:style-name="P1"/>
      <text:p text:style-name="P1"><text:span text:style-name="T2">2º (1-2 meses)<text:tab/></text:span>Adquirir o material necessário para a estrutura e construir-la.</text:p>
      <text:p text:style-name="P1"/>
      <text:p text:style-name="P2"><text:span text:style-name="T2">3º (1-2 meses)<text:tab/></text:span>Após a estrutura, fazer a montagem da cablagem com os <text:span text:style-name="T10">respectivos</text:span> leds e o sistema controlador, este que vai ser depois controlado pelo sistema de GPS que controla o posicionamento dos painéis solares.</text:p>
      <text:p text:style-name="P1">Nesta fase ainda não são precisos os painéis, porém toda a estrutura pode ser <text:span text:style-name="T1">construida.</text:span></text:p>
      <text:p text:style-name="P1"/>
      <text:p text:style-name="P3">4º<text:tab/>Ligar o sistema a <text:span text:style-name="T10">electricidade</text:span> e deixar a iluminação <text:s/>funcionar imitando o mais próximo da realidade, isto porque no pavilhão não vai entrar luz solar pelas laterais, sendo que o gasto energético deverá ser estimado entre 25 a 30 porcento superior.</text:p>
      <text:p text:style-name="P3"/>
      <text:p text:style-name="P4">5º <text:tab/><text:span text:style-name="T5">Cultivar</text:span> as batatas <text:span text:style-name="T5">e a soja </text:span>em pelo menos um dos patamares para depois programar o drone.</text:p>
      <text:p text:style-name="P1"/>
      <text:p text:style-name="P4">6º <text:span text:style-name="T9">(3-5 meses)</text:span><text:tab/>Construir o drone preparado para fazer o cultivo da batata doce <text:span text:style-name="T6">e soja</text:span>, tendo em conta todos os movimentos necessários também para a área de cozimento da batata <text:span text:style-name="T7">doce com soja</text:span>.</text:p>
      <text:p text:style-name="P4"/>
      <text:p text:style-name="P4">7º <text:span text:style-name="T9">(3-5 meses)</text:span><text:tab/>Após o drone estar <text:span text:style-name="T10">construído</text:span>, nessa altura as batatas cultivadas já estarão maduras, pront<text:span text:style-name="T7">a</text:span>s a programar o drone. Nesta altura o drone é todo comandado manualmente, utilizando o método de inteligência artificial para armazenar todos os movimentos comuns a cada função.</text:p>
      <text:p text:style-name="P4"/>
      <text:p text:style-name="P5">8º <text:span text:style-name="T9">(3-5 meses)</text:span><text:tab/>Construir o sistema que vai fazer o batido de batata doce, <text:span text:style-name="T10">respectivamente</text:span> o local onde vão ser demolhadas e preparadas, a panela e o sistema de auto-lavagem.</text:p>
      <text:p text:style-name="P5"/>
      <text:p text:style-name="P6">9º <text:span text:style-name="T9">(3-5 meses)</text:span><text:tab/>Construir <text:span text:style-name="T4">o sistema de gestão de copos, incluído a auto-lavagem. O drone trata da gestão dos copos para evitar outros mecanismos complexos, tendo claro de ser adaptado em harmonia com as outras funções o mais simples possível. Nesta altura monta-se o compressor e o sistema de lavagem com a saponaria.</text:span></text:p>
      <text:p text:style-name="P1"/>
      <text:p text:style-name="P7">10º <text:span text:style-name="T9">(1-2 meses)</text:span><text:tab/>Montagem dos painéis solares.</text:p>
      <text:p text:style-name="P7"><text:soft-page-break/></text:p>
      <text:p text:style-name="P7">11º<text:tab/>Montagem dos acrílicos.</text:p>
      <text:p text:style-name="P7"/>
      <text:p text:style-name="P7">12º <text:tab/>Inauguração e adquirir fundos à construção da fabrica para fabricar réplicas.</text:p>
      <text:p text:style-name="P1"/>
      <text:p text:style-name="P1"/>
      <text:p text:style-name="P1"/>
      <text:p text:style-name="P1"/>
      <text:p text:style-name="P1"/>
      <text:p text:style-name="P10">Orçamento <text:span text:style-name="T3">e tempos</text:span> estimado<text:span text:style-name="T3">s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1º</text:p>
          </table:table-cell>
          <table:table-cell table:style-name="Table1.B1" office:value-type="string">
            <text:p text:style-name="P13">300€ / mês</text:p>
          </table:table-cell>
        </table:table-row>
        <table:table-row>
          <table:table-cell table:style-name="Table1.A2" office:value-type="string">
            <text:p text:style-name="P13">2º</text:p>
          </table:table-cell>
          <table:table-cell table:style-name="Table1.B2" office:value-type="string">
            <text:p text:style-name="P13">3000€</text:p>
          </table:table-cell>
        </table:table-row>
        <table:table-row>
          <table:table-cell table:style-name="Table1.A2" office:value-type="string">
            <text:p text:style-name="P13">3º</text:p>
          </table:table-cell>
          <table:table-cell table:style-name="Table1.B2" office:value-type="string">
            <text:p text:style-name="P13">3000€</text:p>
          </table:table-cell>
        </table:table-row>
        <table:table-row>
          <table:table-cell table:style-name="Table1.A2" office:value-type="string">
            <text:p text:style-name="P13">4º</text:p>
          </table:table-cell>
          <table:table-cell table:style-name="Table1.B2" office:value-type="string">
            <text:p text:style-name="P13">100€ / mês</text:p>
          </table:table-cell>
        </table:table-row>
        <table:table-row>
          <table:table-cell table:style-name="Table1.A2" office:value-type="string">
            <text:p text:style-name="P14">5º</text:p>
          </table:table-cell>
          <table:table-cell table:style-name="Table1.B2" office:value-type="string">
            <text:p text:style-name="P14">200€</text:p>
          </table:table-cell>
        </table:table-row>
        <table:table-row>
          <table:table-cell table:style-name="Table1.A2" office:value-type="string">
            <text:p text:style-name="P14">6º</text:p>
          </table:table-cell>
          <table:table-cell table:style-name="Table1.B2" office:value-type="string">
            <text:p text:style-name="P14">3000€ em 2 ou 3 meses</text:p>
          </table:table-cell>
        </table:table-row>
        <table:table-row>
          <table:table-cell table:style-name="Table1.A2" office:value-type="string">
            <text:p text:style-name="P14">7º</text:p>
          </table:table-cell>
          <table:table-cell table:style-name="Table1.B2" office:value-type="string">
            <text:p text:style-name="P15">2 ou 3 meses em programação</text:p>
          </table:table-cell>
        </table:table-row>
        <table:table-row>
          <table:table-cell table:style-name="Table1.A2" office:value-type="string">
            <text:p text:style-name="P15">8º</text:p>
          </table:table-cell>
          <table:table-cell table:style-name="Table1.B2" office:value-type="string">
            <text:p text:style-name="P15">1000€</text:p>
          </table:table-cell>
        </table:table-row>
        <table:table-row>
          <table:table-cell table:style-name="Table1.A2" office:value-type="string">
            <text:p text:style-name="P15">9º</text:p>
          </table:table-cell>
          <table:table-cell table:style-name="Table1.B2" office:value-type="string">
            <text:p text:style-name="P16">1500€</text:p>
          </table:table-cell>
        </table:table-row>
        <table:table-row>
          <table:table-cell table:style-name="Table1.A2" office:value-type="string">
            <text:p text:style-name="P16">10º</text:p>
          </table:table-cell>
          <table:table-cell table:style-name="Table1.B2" office:value-type="string">
            <text:p text:style-name="P16">5000€</text:p>
          </table:table-cell>
        </table:table-row>
        <table:table-row>
          <table:table-cell table:style-name="Table1.A2" office:value-type="string">
            <text:p text:style-name="P16">11º</text:p>
          </table:table-cell>
          <table:table-cell table:style-name="Table1.B2" office:value-type="string">
            <text:p text:style-name="P16"><text:span text:style-name="T12">3</text:span>000€</text:p>
          </table:table-cell>
        </table:table-row>
      </table:table>
      <text:p text:style-name="P1"/>
      <text:p text:style-name="P1"/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2:45:00.500024548</meta:creation-date>
    <dc:date>2017-04-17T22:04:48.687515375</dc:date>
    <meta:editing-duration>P2DT17H58M43S</meta:editing-duration>
    <meta:editing-cycles>22</meta:editing-cycles>
    <meta:generator>LibreOffice/5.1.6.2$Linux_X86_64 LibreOffice_project/10m0$Build-2</meta:generator>
    <meta:document-statistic meta:table-count="1" meta:image-count="0" meta:object-count="0" meta:page-count="2" meta:paragraph-count="39" meta:word-count="445" meta:character-count="2616" meta:non-whitespace-character-count="2204"/>
  </office:meta>
</office:document-meta>
</file>